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tyle:font-family-generic="swiss" style:font-pitch="variable"/>
  </office:font-face-decls>
  <office:automatic-styles>
    <style:style style:name="P1" style:family="paragraph" style:parent-style-name="Text_20_body">
      <style:paragraph-properties fo:margin-top="0cm" fo:margin-bottom="0.247cm" style:contextual-spacing="false" fo:line-height="115%"/>
      <style:text-properties style:font-name="Source Sans Pro" fo:font-size="12pt" fo:font-style="normal" officeooo:rsid="0043549f" officeooo:paragraph-rsid="006674e4" style:font-size-asian="12pt" style:font-style-asian="normal" style:font-size-complex="12pt" style:font-style-complex="normal"/>
    </style:style>
    <style:style style:name="T1" style:family="text">
      <style:text-properties officeooo:rsid="006674e4"/>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ear Hiring Team at Siemens Advanta,<text:line-break/></text:p>
      <text:p text:style-name="P1"><text:line-break/>With over 15 years of experience in solution architecture, A<text:span text:style-name="T1">I, data </text:span>platforms, and large-scale digital transformations, I am excited about the opportunity to contribute as a Principal Solution Architect at Siemens Advanta. My background in data architecture, interoperability, and scalable platform design aligns strongly with your mission of driving Industrial IoT (IIoT) integration and innovation across industries.<text:line-break/><text:line-break/>Throughout my career, I have bridged business objectives with technological innovation, leading cross-functional teams to deliver strategic architecture blueprints and scalable, secure data ecosystems. At PUMA, I currently lead two engineering teams in designing and implementing data-driven architectures that optimize global e-commerce operations. Previously, my doctoral research in data architecture led to the invention of The Basin Network, an advanced data interoperability framework designed for AI/ML scalability across organizations.<text:line-break/><text:line-break/>I am particularly drawn to Siemens Advanta’s role in shaping end-to-end IIoT solutions and platform integration strategies. My experience with modular architectures, AI-powered automation, and governance frameworks would allow me to contribute to the Siemens Xcelerator product strategy, ensuring seamless product integration and fostering strategic alignment with industry partners.<text:line-break/><text:line-break/>I look forward to the opportunity to discuss how my expertise in solution architecture, AI-driven innovation, and strategic advisory can support Siemens Advanta’s continued success. Thank you for your time and consideration.<text:line-break/></text:p>
      <text:p text:style-name="P1"/>
      <text:p text:style-name="P1"><text:line-break/>Best regards, <text:s/></text:p>
      <text:p text:style-name="P1">Nasr Kasrin, PhD<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8.098cm" table:align="margins"/>
    </style:style>
    <style:style style:name="Table1.A" style:family="table-column">
      <style:table-column-properties style:column-width="9.049cm" style:rel-column-width="32767*"/>
    </style:style>
    <style:style style:name="Table1.B" style:family="table-column">
      <style:table-column-properties style:column-width="9.049cm" style:rel-column-width="32768*"/>
    </style:style>
    <style:style style:name="Table1.1" style:family="table-row">
      <style:table-row-properties style:min-row-height="1.104cm"/>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Sans Pro" fo:font-size="18pt" fo:font-weight="bold" officeooo:rsid="004ef232" officeooo:paragraph-rsid="004fb8f4" style:font-size-asian="18pt" style:font-weight-asian="bold" style:font-size-complex="18pt" style:font-weight-complex="bold"/>
    </style:style>
    <style:style style:name="MP2" style:family="paragraph" style:parent-style-name="Text_20_body">
      <style:paragraph-properties fo:margin-top="0cm" fo:margin-bottom="0cm" style:contextual-spacing="false" fo:line-height="100%" fo:text-align="end" style:justify-single-word="false"/>
      <style:text-properties style:font-name="Source Sans Pro" fo:font-size="9pt" officeooo:rsid="000a7dc8" officeooo:paragraph-rsid="00200a67" style:font-size-asian="9pt" style:font-size-complex="9pt"/>
    </style:style>
    <style:style style:name="MP3" style:family="paragraph" style:parent-style-name="Text_20_body">
      <style:paragraph-properties fo:margin-top="0cm" fo:margin-bottom="0cm" style:contextual-spacing="false" fo:line-height="100%" fo:text-align="end" style:justify-single-word="false"/>
      <style:text-properties officeooo:paragraph-rsid="00200a67"/>
    </style:style>
    <style:style style:name="MP4" style:family="paragraph" style:parent-style-name="Text_20_body">
      <style:paragraph-properties fo:margin-top="0cm" fo:margin-bottom="0cm" style:contextual-spacing="false" fo:line-height="100%" fo:text-align="start" style:justify-single-word="false"/>
      <style:text-properties officeooo:rsid="000a7dc8" officeooo:paragraph-rsid="000a7dc8"/>
    </style:style>
    <style:style style:name="MT1" style:family="text">
      <style:text-properties officeooo:rsid="004fb8f4"/>
    </style:style>
    <style:style style:name="MT2" style:family="text">
      <style:text-properties officeooo:rsid="00266043"/>
    </style:style>
    <style:style style:name="MT3" style:family="text">
      <style:text-properties officeooo:rsid="0047d5b9"/>
    </style:style>
    <style:style style:name="MT4" style:family="text">
      <style:text-properties style:font-name="Source Sans Pro" fo:font-size="9pt" officeooo:rsid="0020a89c" style:font-size-asian="9pt" style:font-size-complex="9pt"/>
    </style:style>
    <style:style style:name="MT5" style:family="text">
      <style:text-properties style:font-name="Source Sans Pro" fo:font-size="9pt" officeooo:rsid="000c45a7" style:font-size-asian="9pt" style:font-size-complex="9pt"/>
    </style:style>
    <style:style style:name="MT6" style:family="text">
      <style:text-properties style:font-name="Source Sans Pro" fo:font-size="9pt" officeooo:rsid="001b513f" style:font-size-asian="9pt" style:font-size-complex="9pt"/>
    </style:style>
    <style:page-layout style:name="Mpm1">
      <style:page-layout-properties fo:page-width="21.001cm" fo:page-height="29.7cm" style:num-format="1" style:print-orientation="portrait" fo:margin-top="0.298cm" fo:margin-bottom="0.99cm" fo:margin-left="1.517cm" fo:margin-right="1.3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1" table:style-name="Table1">
          <table:table-column table:style-name="Table1.A"/>
          <table:table-column table:style-name="Table1.B"/>
          <table:table-header-rows>
            <table:table-row table:style-name="Table1.1">
              <table:table-cell table:style-name="Table1.A1" office:value-type="string">
                <text:p text:style-name="MP1"><text:span text:style-name="MT1">C</text:span>over Letter</text:p>
              </table:table-cell>
              <table:table-cell table:style-name="Table1.A1" office:value-type="string">
                <text:p text:style-name="MP2">Nasr Kasrin <text:span text:style-name="MT2">(</text:span><text:span text:style-name="MT3">PhD</text:span><text:span text:style-name="MT2">)</text:span></text:p>
                <text:p text:style-name="MP2">Hegelstr. 8, 96052 Bamberg</text:p>
                <text:p text:style-name="MP3"><text:a xlink:type="simple" xlink:href="mailto:n42r.me@gmail.com" text:style-name="Internet_20_link" text:visited-style-name="Visited_20_Internet_20_Link"><text:span text:style-name="MT4">n42r.me</text:span><text:span text:style-name="MT5">@</text:span><text:span text:style-name="MT6">gmail.com</text:span></text:a></text:p>
              </table:table-cell>
            </table:table-row>
          </table:table-header-rows>
        </table:table>
        <text:p text:style-name="MP4"/>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11:23:51.292000000</meta:creation-date>
    <dc:date>2025-03-18T19:21:39.694000000</dc:date>
    <meta:editing-duration>PT3H2M23S</meta:editing-duration>
    <meta:editing-cycles>74</meta:editing-cycles>
    <meta:generator>LibreOffice/24.8.5.2$Windows_X86_64 LibreOffice_project/fddf2685c70b461e7832239a0162a77216259f22</meta:generator>
    <meta:print-date>2025-03-18T16:40:46.314000000</meta:print-date>
    <meta:printed-by>PDF files</meta:printed-by>
    <meta:document-statistic meta:table-count="1" meta:image-count="0" meta:object-count="0" meta:page-count="1" meta:paragraph-count="8" meta:word-count="228" meta:character-count="1719" meta:non-whitespace-character-count="1488"/>
  </office:meta>
</office:document-meta>
</file>